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 style:data-style-name="N37">
      <style:text-properties fo:font-size="18pt" style:font-size-asian="18pt" style:font-size-complex="18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table:style-name="ce4" office:value-type="string" calcext:value-type="string">
            <text:p>CAN and IOT implementation for vehicle safety</text:p>
          </table:table-cell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Work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4">
          <table:table-cell table:style-name="ce2" office:value-type="date" office:date-value="2023-12-14" calcext:value-type="date">
            <text:p>14/12/23</text:p>
          </table:table-cell>
          <table:table-cell office:value-type="string" calcext:value-type="string">
            <text:p>1.CAN protocol reference model layers <text:s text:c="9"/>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2. CAN bus , recessive bits , dominant bus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3.CAN frame structure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4. CAN network topolog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22:14:52.242843568</meta:creation-date>
    <dc:date>2023-12-14T22:42:31.683583853</dc:date>
    <meta:editing-duration>PT17M29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